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text-align="start" style:justify-single-word="false"/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mysql&gt; use pgdac;</text:p>
      <text:p text:style-name="P2">Reading table information for completion of table and column names</text:p>
      <text:p text:style-name="P2">You can turn off this feature to get a quicker startup with -A</text:p>
      <text:p text:style-name="P2"/>
      <text:p text:style-name="P2">Database changed</text:p>
      <text:p text:style-name="P2">mysql&gt; </text:p>
      <text:p text:style-name="P2">mysql&gt; select database();</text:p>
      <text:p text:style-name="P2">+------------+</text:p>
      <text:p text:style-name="P2">| database() |</text:p>
      <text:p text:style-name="P2">+------------+</text:p>
      <text:p text:style-name="P2">| pgdac <text:s text:c="5"/>|</text:p>
      <text:p text:style-name="P2">+------------+</text:p>
      <text:p text:style-name="P2">1 row in set (0.00 sec)</text:p>
      <text:p text:style-name="P2"/>
      <text:p text:style-name="P2">mysql&gt;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ysql&gt; create table temp</text:p>
      <text:p text:style-name="P2"><text:s text:c="4"/>-&gt; (name varchar(10),</text:p>
      <text:p text:style-name="P2"><text:s text:c="4"/>-&gt; marks float,</text:p>
      <text:p text:style-name="P2"><text:s text:c="4"/>-&gt; roll tinyint);</text:p>
      <text:p text:style-name="P2">Query OK, 0 rows affected (0.91 sec)</text:p>
      <text:p text:style-name="P2"/>
      <text:p text:style-name="P2">mysql&gt; select * from temp;</text:p>
      <text:p text:style-name="P2">Empty set (0.01 sec)</text:p>
      <text:p text:style-name="P2"/>
      <text:p text:style-name="P2">mysql&gt; delimiter &amp;&amp;</text:p>
      <text:p text:style-name="P2">mysql&gt; create procedure get_data()</text:p>
      <text:p text:style-name="P2"><text:s text:c="4"/>-&gt; begin</text:p>
      <text:p text:style-name="P2"><text:s text:c="4"/>-&gt; declare done int default 0;</text:p>
      <text:p text:style-name="P2"><text:s text:c="4"/>-&gt; declare r int;</text:p>
      <text:p text:style-name="P2"><text:s text:c="4"/>-&gt; declare n varchar(10);</text:p>
      <text:p text:style-name="P2"><text:s text:c="4"/>-&gt; declare m float;</text:p>
      <text:p text:style-name="P2"><text:s text:c="4"/>-&gt; declare mycursor cursor for select roll,name,marks from student;</text:p>
      <text:p text:style-name="P2"><text:s text:c="4"/>-&gt; declare continue handler for not found set done = 1;</text:p>
      <text:p text:style-name="P2"><text:s text:c="4"/>-&gt; open mycursor;</text:p>
      <text:p text:style-name="P2"><text:s text:c="4"/>-&gt; loop_label: loop</text:p>
      <text:p text:style-name="P2"><text:s text:c="4"/>-&gt; <text:s text:c="2"/>fetch mycursor into r, n, m;</text:p>
      <text:p text:style-name="P2"><text:s text:c="4"/>-&gt; <text:s text:c="2"/>insert into temp values(n, m, r+100);</text:p>
      <text:p text:style-name="P2"><text:s text:c="4"/>-&gt; <text:s text:c="2"/>if done = 1 then</text:p>
      <text:p text:style-name="P2"><text:s text:c="4"/>-&gt; <text:s text:c="4"/>leave loop_label;</text:p>
      <text:p text:style-name="P2"><text:s text:c="4"/>-&gt; <text:s text:c="2"/>end if;</text:p>
      <text:p text:style-name="P2"><text:s text:c="4"/>-&gt; <text:s text:c="2"/>iterate loop_label;</text:p>
      <text:p text:style-name="P2"><text:s text:c="4"/>-&gt; end loop;</text:p>
      <text:p text:style-name="P2"><text:soft-page-break/><text:s text:c="4"/>-&gt; close mycursor;</text:p>
      <text:p text:style-name="P2"><text:s text:c="4"/>-&gt; end &amp;&amp;</text:p>
      <text:p text:style-name="P2">ERROR 1304 (42000): PROCEDURE get_data already exists</text:p>
      <text:p text:style-name="P2">mysql&gt; delimiter ;</text:p>
      <text:p text:style-name="P2">mysql&gt; </text:p>
      <text:p text:style-name="P2">mysql&gt; delimiter &amp;&amp;</text:p>
      <text:p text:style-name="P2">mysql&gt; create procedure get_values()</text:p>
      <text:p text:style-name="P2"><text:s text:c="4"/>-&gt; begin</text:p>
      <text:p text:style-name="P2"><text:s text:c="4"/>-&gt; declare done int default 0;</text:p>
      <text:p text:style-name="P2"><text:s text:c="4"/>-&gt; declare r int;</text:p>
      <text:p text:style-name="P2"><text:s text:c="4"/>-&gt; declare n varchar(10);</text:p>
      <text:p text:style-name="P2"><text:s text:c="4"/>-&gt; declare m float;</text:p>
      <text:p text:style-name="P2"><text:s text:c="4"/>-&gt; declare mycursor cursor for select roll,name,marks from student;</text:p>
      <text:p text:style-name="P2"><text:s text:c="4"/>-&gt; declare continue handler for not found set done = 1;</text:p>
      <text:p text:style-name="P2"><text:s text:c="4"/>-&gt; open mycursor;</text:p>
      <text:p text:style-name="P2"><text:s text:c="4"/>-&gt; loop_label: loop</text:p>
      <text:p text:style-name="P2"><text:s text:c="4"/>-&gt; <text:s text:c="2"/>fetch mycursor into r, n, m;</text:p>
      <text:p text:style-name="P2"><text:s text:c="4"/>-&gt; <text:s text:c="2"/>insert into temp values(n, m, r+100);</text:p>
      <text:p text:style-name="P2"><text:s text:c="4"/>-&gt; <text:s text:c="2"/>if done = 1 then</text:p>
      <text:p text:style-name="P2"><text:s text:c="4"/>-&gt; <text:s text:c="4"/>leave loop_label;</text:p>
      <text:p text:style-name="P2"><text:s text:c="4"/>-&gt; <text:s text:c="2"/>end if;</text:p>
      <text:p text:style-name="P2"><text:s text:c="4"/>-&gt; <text:s text:c="2"/>iterate loop_label;</text:p>
      <text:p text:style-name="P2"><text:s text:c="4"/>-&gt; end loop;</text:p>
      <text:p text:style-name="P2"><text:s text:c="4"/>-&gt; close mycursor;</text:p>
      <text:p text:style-name="P2"><text:s text:c="4"/>-&gt; end &amp;&amp;</text:p>
      <text:p text:style-name="P2">Query OK, 0 rows affected (0.23 sec)</text:p>
      <text:p text:style-name="P2"/>
      <text:p text:style-name="P2">mysql&gt; delimiter ;</text:p>
      <text:p text:style-name="P2">mysql&gt; call get_values();</text:p>
      <text:p text:style-name="P2">Query OK, 1 row affected (0.86 sec)</text:p>
      <text:p text:style-name="P2"/>
      <text:p text:style-name="P2">mysql&gt; select * from temp;</text:p>
      <text:p text:style-name="P2">+--------+-------+------+</text:p>
      <text:p text:style-name="P2">| name <text:s text:c="2"/>| marks | roll |</text:p>
      <text:p text:style-name="P2">+--------+-------+------+</text:p>
      <text:p text:style-name="P2">| Vijaya | 67.84 | <text:s/>102 |</text:p>
      <text:p text:style-name="P2">| Ashok <text:s/>| 62.95 | <text:s/>107 |</text:p>
      <text:p text:style-name="P2">| Priya <text:s/>| 55.26 | <text:s/>108 |</text:p>
      <text:p text:style-name="P2">| Rajesh | 81.93 | <text:s/>109 |</text:p>
      <text:p text:style-name="P2">| NULL <text:s text:c="2"/>| 67.32 | <text:s/>101 |</text:p>
      <text:p text:style-name="P2">| Raj <text:s text:c="3"/>| 71.34 | <text:s/>110 |</text:p>
      <text:p text:style-name="P2">| Ravi <text:s text:c="2"/>| 63.69 | <text:s/>111 |</text:p>
      <text:p text:style-name="P2">| Ravi <text:s text:c="2"/>| 63.69 | <text:s/>111 |</text:p>
      <text:p text:style-name="P2">+--------+-------+------+</text:p>
      <text:p text:style-name="P2">8 rows in set (0.00 sec)</text:p>
      <text:p text:style-name="P2"/>
      <text:p text:style-name="P2">mysql&gt; drop precedure get_values();</text:p>
      <text:p text:style-name="P2">ERROR 1064 (42000): You have an error in your SQL syntax; check the manual that corresponds to your MySQL server version for the right syntax to use near 'precedure get_values()' at line 1</text:p>
      <text:p text:style-name="P2">mysql&gt; drop precedure get_values;</text:p>
      <text:p text:style-name="P2"><text:soft-page-break/>ERROR 1064 (42000): You have an error in your SQL syntax; check the manual that corresponds to your MySQL server version for the right syntax to use near 'precedure get_values' at line 1</text:p>
      <text:p text:style-name="P2">mysql&gt; </text:p>
      <text:p text:style-name="P2">mysql&gt; drop procedure get_values;</text:p>
      <text:p text:style-name="P2">Query OK, 0 rows affected (0.14 sec)</text:p>
      <text:p text:style-name="P2"/>
      <text:p text:style-name="P2">mysql&gt; drop table temp;</text:p>
      <text:p text:style-name="P2">Query OK, 0 rows affected (0.52 sec)</text:p>
      <text:p text:style-name="P2"/>
      <text:p text:style-name="P2">mysql&gt; delimiter &amp;&amp;</text:p>
      <text:p text:style-name="P2">mysql&gt; create procedure get_values()</text:p>
      <text:p text:style-name="P2"><text:s text:c="4"/>-&gt; begin</text:p>
      <text:p text:style-name="P2"><text:s text:c="4"/>-&gt; declare done int default 0;</text:p>
      <text:p text:style-name="P2"><text:s text:c="4"/>-&gt; declare r int;</text:p>
      <text:p text:style-name="P2"><text:s text:c="4"/>-&gt; declare n varchar(10);</text:p>
      <text:p text:style-name="P2"><text:s text:c="4"/>-&gt; declare m float;</text:p>
      <text:p text:style-name="P2"><text:s text:c="4"/>-&gt; declare mycursor cursor for select roll,name,marks from student;</text:p>
      <text:p text:style-name="P2"><text:s text:c="4"/>-&gt; declare continue handler for not found set done = 1;</text:p>
      <text:p text:style-name="P2"><text:s text:c="4"/>-&gt; open mycursor;</text:p>
      <text:p text:style-name="P2"><text:s text:c="4"/>-&gt; loop_label: loop</text:p>
      <text:p text:style-name="P2"><text:s text:c="4"/>-&gt; <text:s text:c="2"/>if done = 1 then</text:p>
      <text:p text:style-name="P2"><text:s text:c="4"/>-&gt; <text:s text:c="4"/>leave loop_label;</text:p>
      <text:p text:style-name="P2"><text:s text:c="4"/>-&gt; <text:s text:c="2"/>end if;</text:p>
      <text:p text:style-name="P2"><text:s text:c="4"/>-&gt; <text:s text:c="2"/>fetch mycursor into r, n, m;</text:p>
      <text:p text:style-name="P2"><text:s text:c="4"/>-&gt; <text:s text:c="2"/>insert into temp values(n, m, r+100);</text:p>
      <text:p text:style-name="P2"><text:s text:c="4"/>-&gt; <text:s text:c="2"/>iterate loop_label;</text:p>
      <text:p text:style-name="P2"><text:s text:c="4"/>-&gt; end loop;</text:p>
      <text:p text:style-name="P2"><text:s text:c="4"/>-&gt; close mycursor;</text:p>
      <text:p text:style-name="P2"><text:s text:c="4"/>-&gt; end &amp;&amp;</text:p>
      <text:p text:style-name="P2">Query OK, 0 rows affected (0.14 sec)</text:p>
      <text:p text:style-name="P2"/>
      <text:p text:style-name="P2">mysql&gt; delimiter ;</text:p>
      <text:p text:style-name="P2">mysql&gt; </text:p>
      <text:p text:style-name="P2">mysql&gt; create table temp (name varchar(10), marks float, roll tinyint);</text:p>
      <text:p text:style-name="P2">Query OK, 0 rows affected (0.51 sec)</text:p>
      <text:p text:style-name="P2"/>
      <text:p text:style-name="P2">mysql&gt;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ysql&gt; delimiter &amp;&amp;</text:p>
      <text:p text:style-name="P2">mysql&gt; create procedure get_values()</text:p>
      <text:p text:style-name="P2"><text:s text:c="4"/>-&gt; begin</text:p>
      <text:p text:style-name="P2"><text:s text:c="4"/>-&gt; declare done int default 0;</text:p>
      <text:p text:style-name="P2"><text:s text:c="4"/>-&gt; declare r int;</text:p>
      <text:p text:style-name="P2"><text:s text:c="4"/>-&gt; declare n varchar(10);</text:p>
      <text:p text:style-name="P2"><text:s text:c="4"/>-&gt; declare m float;</text:p>
      <text:p text:style-name="P2"><text:s text:c="4"/>-&gt; declare mycursor cursor for select roll,name,marks from student;</text:p>
      <text:p text:style-name="P2"><text:s text:c="4"/>-&gt; declare continue handler for not found set done = 1;</text:p>
      <text:p text:style-name="P2"><text:s text:c="4"/>-&gt; open mycursor;</text:p>
      <text:p text:style-name="P2"><text:s text:c="4"/>-&gt; loop_label: loop</text:p>
      <text:p text:style-name="P2"><text:s text:c="4"/>-&gt; <text:s text:c="2"/>if done = 1 then</text:p>
      <text:p text:style-name="P2"><text:s text:c="4"/>-&gt; <text:s text:c="4"/>leave loop_label;</text:p>
      <text:p text:style-name="P2"><text:s text:c="4"/>-&gt; <text:s text:c="2"/>end if;</text:p>
      <text:p text:style-name="P2"><text:s text:c="4"/>-&gt; <text:s text:c="2"/>fetch mycursor into r, n, m;</text:p>
      <text:p text:style-name="P2"><text:s text:c="4"/>-&gt; <text:s text:c="2"/>insert into temp values(n, m, r+100);</text:p>
      <text:p text:style-name="P2"><text:s text:c="4"/>-&gt; <text:s text:c="2"/>iterate loop_label;</text:p>
      <text:p text:style-name="P2"><text:s text:c="4"/>-&gt; end loop;</text:p>
      <text:p text:style-name="P2"><text:s text:c="4"/>-&gt; close mycursor;</text:p>
      <text:p text:style-name="P2"><text:s text:c="4"/>-&gt; end &amp;&amp;</text:p>
      <text:p text:style-name="P2">ERROR 1304 (42000): PROCEDURE get_values already exists</text:p>
      <text:p text:style-name="P2">mysql&gt; drop procedure get_values;</text:p>
      <text:p text:style-name="P2"><text:s text:c="4"/>-&gt; &amp;&amp;</text:p>
      <text:p text:style-name="P2">Query OK, 0 rows affected (0.23 sec)</text:p>
      <text:p text:style-name="P2"/>
      <text:p text:style-name="P2">mysql&gt; </text:p>
      <text:p text:style-name="P2">mysql&gt; delimiter &amp;&amp;</text:p>
      <text:p text:style-name="P2">mysql&gt; create procedure get_values()</text:p>
      <text:p text:style-name="P2"><text:s text:c="4"/>-&gt; begin</text:p>
      <text:p text:style-name="P2"><text:s text:c="4"/>-&gt; declare done int default 0;</text:p>
      <text:p text:style-name="P2"><text:s text:c="4"/>-&gt; declare r int;</text:p>
      <text:p text:style-name="P2"><text:s text:c="4"/>-&gt; declare n varchar(10);</text:p>
      <text:p text:style-name="P2"><text:s text:c="4"/>-&gt; declare m float;</text:p>
      <text:p text:style-name="P2"><text:s text:c="4"/>-&gt; declare mycursor cursor for select roll,name,marks from student;</text:p>
      <text:p text:style-name="P2"><text:s text:c="4"/>-&gt; declare continue handler for not found set done = 1;</text:p>
      <text:p text:style-name="P2"><text:s text:c="4"/>-&gt; open mycursor;</text:p>
      <text:p text:style-name="P2"><text:s text:c="4"/>-&gt; loop_label: loop</text:p>
      <text:p text:style-name="P2"><text:s text:c="4"/>-&gt; <text:s text:c="2"/>if done = 1 then</text:p>
      <text:p text:style-name="P2"><text:s text:c="4"/>-&gt; <text:s text:c="4"/>leave loop_label;</text:p>
      <text:p text:style-name="P2"><text:s text:c="4"/>-&gt; <text:s text:c="2"/>end if;</text:p>
      <text:p text:style-name="P2"><text:s text:c="4"/>-&gt; <text:s text:c="2"/>fetch mycursor into r, n, m;</text:p>
      <text:p text:style-name="P2"><text:s text:c="4"/>-&gt; <text:s text:c="2"/>insert into temp values(n, m, r+100);</text:p>
      <text:p text:style-name="P2"><text:s text:c="4"/>-&gt; <text:s text:c="2"/>iterate loop_label;</text:p>
      <text:p text:style-name="P2"><text:s text:c="4"/>-&gt; end loop;</text:p>
      <text:p text:style-name="P2"><text:s text:c="4"/>-&gt; close mycursor;</text:p>
      <text:p text:style-name="P2"><text:s text:c="4"/>-&gt; end &amp;&amp;</text:p>
      <text:p text:style-name="P2">Query OK, 0 rows affected (0.23 sec)</text:p>
      <text:p text:style-name="P2"/>
      <text:p text:style-name="P2">mysql&gt; delimiter ;</text:p>
      <text:p text:style-name="P2">mysql&gt; </text:p>
      <text:p text:style-name="P2">mysql&gt; call get_values();</text:p>
      <text:p text:style-name="P2"><text:soft-page-break/>Query OK, 1 row affected (0.89 sec)</text:p>
      <text:p text:style-name="P2"/>
      <text:p text:style-name="P2">mysql&gt; select * from temp;</text:p>
      <text:p text:style-name="P2">+--------+-------+------+</text:p>
      <text:p text:style-name="P2">| name <text:s text:c="2"/>| marks | roll |</text:p>
      <text:p text:style-name="P2">+--------+-------+------+</text:p>
      <text:p text:style-name="P2">| Vijaya | 67.84 | <text:s/>102 |</text:p>
      <text:p text:style-name="P2">| Ashok <text:s/>| 62.95 | <text:s/>107 |</text:p>
      <text:p text:style-name="P2">| Priya <text:s/>| 55.26 | <text:s/>108 |</text:p>
      <text:p text:style-name="P2">| Rajesh | 81.93 | <text:s/>109 |</text:p>
      <text:p text:style-name="P2">| NULL <text:s text:c="2"/>| 67.32 | <text:s/>101 |</text:p>
      <text:p text:style-name="P2">| Raj <text:s text:c="3"/>| 71.34 | <text:s/>110 |</text:p>
      <text:p text:style-name="P2">| Ravi <text:s text:c="2"/>| 63.69 | <text:s/>111 |</text:p>
      <text:p text:style-name="P2">| Ravi <text:s text:c="2"/>| 63.69 | <text:s/>111 |</text:p>
      <text:p text:style-name="P2">+--------+-------+------+</text:p>
      <text:p text:style-name="P2">8 rows in set (0.00 sec)</text:p>
      <text:p text:style-name="P2"/>
      <text:p text:style-name="P2">mysql&gt; </text:p>
      <text:p text:style-name="P2">mysql&gt; truncate temp;</text:p>
      <text:p text:style-name="P2">Query OK, 0 rows affected (1.73 sec)</text:p>
      <text:p text:style-name="P2"/>
      <text:p text:style-name="P2">mysql&gt; drop procedure get_values;</text:p>
      <text:p text:style-name="P2">Query OK, 0 rows affected (0.23 sec)</text:p>
      <text:p text:style-name="P2"/>
      <text:p text:style-name="P2">mysql&gt; delimiter &amp;&amp;</text:p>
      <text:p text:style-name="P2">mysql&gt; create procedure get_values()</text:p>
      <text:p text:style-name="P2"><text:s text:c="4"/>-&gt; begin</text:p>
      <text:p text:style-name="P2"><text:s text:c="4"/>-&gt; declare done int default 0;</text:p>
      <text:p text:style-name="P2"><text:s text:c="4"/>-&gt; declare r int;</text:p>
      <text:p text:style-name="P2"><text:s text:c="4"/>-&gt; declare n varchar(10);</text:p>
      <text:p text:style-name="P2"><text:s text:c="4"/>-&gt; declare m float;</text:p>
      <text:p text:style-name="P2"><text:s text:c="4"/>-&gt; declare mycursor cursor for select roll,name,marks from student;</text:p>
      <text:p text:style-name="P2"><text:s text:c="4"/>-&gt; declare continue handler for not found set done = 1;</text:p>
      <text:p text:style-name="P2"><text:s text:c="4"/>-&gt; open mycursor;</text:p>
      <text:p text:style-name="P2"><text:s text:c="4"/>-&gt; loop_label: loop</text:p>
      <text:p text:style-name="P2"><text:s text:c="4"/>-&gt; <text:s text:c="2"/>fetch mycursor into r, n, m;</text:p>
      <text:p text:style-name="P2"><text:s text:c="4"/>-&gt; <text:s text:c="2"/>if done = 1 then</text:p>
      <text:p text:style-name="P2"><text:s text:c="4"/>-&gt; <text:s text:c="4"/>leave loop_label;</text:p>
      <text:p text:style-name="P2"><text:s text:c="4"/>-&gt; <text:s text:c="2"/>end if;</text:p>
      <text:p text:style-name="P2"><text:s text:c="4"/>-&gt; <text:s text:c="2"/>insert into temp values(n, m, r+100);</text:p>
      <text:p text:style-name="P2"><text:s text:c="4"/>-&gt; <text:s text:c="2"/>iterate loop_label;</text:p>
      <text:p text:style-name="P2"><text:s text:c="4"/>-&gt; end loop;</text:p>
      <text:p text:style-name="P2"><text:s text:c="4"/>-&gt; close mycursor;</text:p>
      <text:p text:style-name="P2"><text:s text:c="4"/>-&gt; end &amp;&amp;</text:p>
      <text:p text:style-name="P2">Query OK, 0 rows affected (0.83 sec)</text:p>
      <text:p text:style-name="P2"/>
      <text:p text:style-name="P2">mysql&gt; delimiter ;</text:p>
      <text:p text:style-name="P2">mysql&gt; call get_values();</text:p>
      <text:p text:style-name="P2">Query OK, 0 rows affected (0.71 sec)</text:p>
      <text:p text:style-name="P2"/>
      <text:p text:style-name="P2">mysql&gt; select * from temp;</text:p>
      <text:p text:style-name="P2">+--------+-------+------+</text:p>
      <text:p text:style-name="P2"><text:soft-page-break/>| name <text:s text:c="2"/>| marks | roll |</text:p>
      <text:p text:style-name="P2">+--------+-------+------+</text:p>
      <text:p text:style-name="P2">| Vijaya | 67.84 | <text:s/>102 |</text:p>
      <text:p text:style-name="P2">| Ashok <text:s/>| 62.95 | <text:s/>107 |</text:p>
      <text:p text:style-name="P2">| Priya <text:s/>| 55.26 | <text:s/>108 |</text:p>
      <text:p text:style-name="P2">| Rajesh | 81.93 | <text:s/>109 |</text:p>
      <text:p text:style-name="P2">| NULL <text:s text:c="2"/>| 67.32 | <text:s/>101 |</text:p>
      <text:p text:style-name="P2">| Raj <text:s text:c="3"/>| 71.34 | <text:s/>110 |</text:p>
      <text:p text:style-name="P2">| Ravi <text:s text:c="2"/>| 63.69 | <text:s/>111 |</text:p>
      <text:p text:style-name="P2">+--------+-------+------+</text:p>
      <text:p text:style-name="P2">7 rows in set (0.01 sec)</text:p>
      <text:p text:style-name="P2"/>
      <text:p text:style-name="P2">mysql&gt; delimiter &amp;&amp;</text:p>
      <text:p text:style-name="P2">mysql&gt; create trigger after_delete_student</text:p>
      <text:p text:style-name="P2"><text:s text:c="4"/>-&gt; after delete on student for each row</text:p>
      <text:p text:style-name="P2"><text:s text:c="4"/>-&gt; begin</text:p>
      <text:p text:style-name="P2"><text:s text:c="4"/>-&gt; set @var=concat('You deleted entry of roll no. ',old.roll);</text:p>
      <text:p text:style-name="P2"><text:s text:c="4"/>-&gt; select @var;</text:p>
      <text:p text:style-name="P2"><text:s text:c="4"/>-&gt; end &amp;&amp;</text:p>
      <text:p text:style-name="P2">ERROR 1415 (0A000): Not allowed to return a result set from a trigger</text:p>
      <text:p text:style-name="P2">mysql&gt; delimiter ;</text:p>
      <text:p text:style-name="P2">mysql&gt; delimiter &amp;&amp;</text:p>
      <text:p text:style-name="P2">mysql&gt; create trigger after_delete_student</text:p>
      <text:p text:style-name="P2"><text:s text:c="4"/>-&gt; after delete on student for each row</text:p>
      <text:p text:style-name="P2"><text:s text:c="4"/>-&gt; begin</text:p>
      <text:p text:style-name="P2"><text:s text:c="4"/>-&gt; set @var=concat('You deleted entry of roll no. ',old.roll);</text:p>
      <text:p text:style-name="P2"><text:s text:c="4"/>-&gt; end &amp;&amp;</text:p>
      <text:p text:style-name="P2">Query OK, 0 rows affected (0.25 sec)</text:p>
      <text:p text:style-name="P2"/>
      <text:p text:style-name="P2">mysql&gt; delimiter ;</text:p>
      <text:p text:style-name="P2">mysql&gt; select * from student;</text:p>
      <text:p text:style-name="P2">+------+--------+-------+-------+------+</text:p>
      <text:p text:style-name="P2">| roll | name <text:s text:c="2"/>| marks | class | age <text:s/>|</text:p>
      <text:p text:style-name="P2">+------+--------+-------+-------+------+</text:p>
      <text:p text:style-name="P2">| <text:s text:c="3"/>2 | Vijaya | 67.84 | TY <text:s text:c="3"/>| <text:s text:c="2"/>21 |</text:p>
      <text:p text:style-name="P2">| <text:s text:c="3"/>7 | Ashok <text:s/>| 62.95 | SY <text:s text:c="3"/>| <text:s text:c="2"/>20 |</text:p>
      <text:p text:style-name="P2">| <text:s text:c="3"/>8 | Priya <text:s/>| 55.26 | SY <text:s text:c="3"/>| <text:s text:c="2"/>22 |</text:p>
      <text:p text:style-name="P2">| <text:s text:c="3"/>9 | Rajesh | 81.93 | SY <text:s text:c="3"/>| <text:s text:c="2"/>22 |</text:p>
      <text:p text:style-name="P2">| <text:s text:c="3"/>1 | NULL <text:s text:c="2"/>| 67.32 | TY <text:s text:c="3"/>| <text:s text:c="2"/>27 |</text:p>
      <text:p text:style-name="P2">| <text:s text:c="2"/>10 | Raj <text:s text:c="3"/>| 71.34 | NULL <text:s/>| NULL |</text:p>
      <text:p text:style-name="P2">| <text:s text:c="2"/>11 | Ravi <text:s text:c="2"/>| 63.69 | NULL <text:s/>| NULL |</text:p>
      <text:p text:style-name="P2">+------+--------+-------+-------+------+</text:p>
      <text:p text:style-name="P2">7 rows in set (0.01 sec)</text:p>
      <text:p text:style-name="P2"/>
      <text:p text:style-name="P2">mysql&gt; delete from student where roll=1;</text:p>
      <text:p text:style-name="P2">Query OK, 1 row affected (0.16 sec)</text:p>
      <text:p text:style-name="P2"/>
      <text:p text:style-name="P2">mysql&gt; select @var;</text:p>
      <text:p text:style-name="P2">+---------------------------------+</text:p>
      <text:p text:style-name="P2">| @var <text:s text:c="27"/>|</text:p>
      <text:p text:style-name="P2">+---------------------------------+</text:p>
      <text:p text:style-name="P2">| You deleted entry of roll no. 1 |</text:p>
      <text:p text:style-name="P2"><text:soft-page-break/>+---------------------------------+</text:p>
      <text:p text:style-name="P2">1 row in set (0.01 sec)</text:p>
      <text:p text:style-name="P2"/>
      <text:p text:style-name="P2">mysql&gt; </text:p>
      <text:p text:style-name="P2">mysql&gt; select user();</text:p>
      <text:p text:style-name="P2">+----------------+</text:p>
      <text:p text:style-name="P2">| user() <text:s text:c="8"/>|</text:p>
      <text:p text:style-name="P2">+----------------+</text:p>
      <text:p text:style-name="P2">| root@localhost |</text:p>
      <text:p text:style-name="P2">+----------------+</text:p>
      <text:p text:style-name="P2">1 row in set (0.00 sec)</text:p>
      <text:p text:style-name="P2"/>
      <text:p text:style-name="P2">mysql&gt; select now();</text:p>
      <text:p text:style-name="P2">+---------------------+</text:p>
      <text:p text:style-name="P2">| now() <text:s text:c="14"/>|</text:p>
      <text:p text:style-name="P2">+---------------------+</text:p>
      <text:p text:style-name="P2">| 2023-10-04 19:22:17 |</text:p>
      <text:p text:style-name="P2">+---------------------+</text:p>
      <text:p text:style-name="P2">1 row in set (0.01 sec)</text:p>
      <text:p text:style-name="P2"/>
      <text:p text:style-name="P2">mysql&gt; select now() as val;</text:p>
      <text:p text:style-name="P2">+---------------------+</text:p>
      <text:p text:style-name="P2">| val <text:s text:c="16"/>|</text:p>
      <text:p text:style-name="P2">+---------------------+</text:p>
      <text:p text:style-name="P2">| 2023-10-04 19:23:27 |</text:p>
      <text:p text:style-name="P2">+---------------------+</text:p>
      <text:p text:style-name="P2">1 row in set (0.00 sec)</text:p>
      <text:p text:style-name="P2"/>
      <text:p text:style-name="P2">mysql&gt; select now() into val;</text:p>
      <text:p text:style-name="P2">ERROR 1327 (42000): Undeclared variable: val</text:p>
      <text:p text:style-name="P2">mysql&gt; select now();</text:p>
      <text:p text:style-name="P2">+---------------------+</text:p>
      <text:p text:style-name="P2">| now() <text:s text:c="14"/>|</text:p>
      <text:p text:style-name="P2">+---------------------+</text:p>
      <text:p text:style-name="P2">| 2023-10-04 19:23:40 |</text:p>
      <text:p text:style-name="P2">+---------------------+</text:p>
      <text:p text:style-name="P2">1 row in set (0.00 sec)</text:p>
      <text:p text:style-name="P2"/>
      <text:p text:style-name="P2">mysql&gt; select now() - "1997-07-07";</text:p>
      <text:p text:style-name="P2">+----------------------+</text:p>
      <text:p text:style-name="P2">| now() - "1997-07-07" |</text:p>
      <text:p text:style-name="P2">+----------------------+</text:p>
      <text:p text:style-name="P2">| <text:s text:c="6"/>20231004190403 |</text:p>
      <text:p text:style-name="P2">+----------------------+</text:p>
      <text:p text:style-name="P2">1 row in set, 1 warning (0.00 sec)</text:p>
      <text:p text:style-name="P2"/>
      <text:p text:style-name="P2">mysql&gt; select now() - "1997-07-07 10:10:10";</text:p>
      <text:p text:style-name="P2">+-------------------------------+</text:p>
      <text:p text:style-name="P2">| now() - "1997-07-07 10:10:10" |</text:p>
      <text:p text:style-name="P2">+-------------------------------+</text:p>
      <text:p text:style-name="P2">| <text:s text:c="15"/>20231004190457 |</text:p>
      <text:p text:style-name="P2">+-------------------------------+</text:p>
      <text:p text:style-name="P2">1 row in set, 1 warning (0.01 sec)</text:p>
      <text:p text:style-name="P2"><text:soft-page-break/></text:p>
      <text:p text:style-name="P2">mysql&gt; select now();</text:p>
      <text:p text:style-name="P2">+---------------------+</text:p>
      <text:p text:style-name="P2">| now() <text:s text:c="14"/>|</text:p>
      <text:p text:style-name="P2">+---------------------+</text:p>
      <text:p text:style-name="P2">| 2023-10-04 19:25:23 |</text:p>
      <text:p text:style-name="P2">+---------------------+</text:p>
      <text:p text:style-name="P2">1 row in set (0.00 sec)</text:p>
      <text:p text:style-name="P2"/>
      <text:p text:style-name="P2">mysql&gt; subdate()</text:p>
      <text:p text:style-name="P2"><text:s text:c="4"/>-&gt; ;</text:p>
      <text:p text:style-name="P2">ERROR 1064 (42000): You have an error in your SQL syntax; check the manual that corresponds to your MySQL server version for the right syntax to use near 'subdate()' at line 1</text:p>
      <text:p text:style-name="P2">mysql&gt; </text:p>
      <text:p text:style-name="P2">mysql&gt; subdate(now(), "1997-07-07 10:10:10");</text:p>
      <text:p text:style-name="P2">ERROR 1064 (42000): You have an error in your SQL syntax; check the manual that corresponds to your MySQL server version for the right syntax to use near 'subdate(now(), "1997-07-07 10:10:10")' at line 1</text:p>
      <text:p text:style-name="P2">mysql&gt;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ysql&gt; select * from student;</text:p>
      <text:p text:style-name="P2">+------+--------+-------+-------+------+</text:p>
      <text:p text:style-name="P2">| roll | name <text:s text:c="2"/>| marks | class | age <text:s/>|</text:p>
      <text:p text:style-name="P2">+------+--------+-------+-------+------+</text:p>
      <text:p text:style-name="P2">| <text:s text:c="3"/>2 | Vijaya | 67.84 | TY <text:s text:c="3"/>| <text:s text:c="2"/>21 |</text:p>
      <text:p text:style-name="P2">| <text:s text:c="3"/>7 | Ashok <text:s/>| 62.95 | SY <text:s text:c="3"/>| <text:s text:c="2"/>20 |</text:p>
      <text:p text:style-name="P2">| <text:s text:c="3"/>8 | Priya <text:s/>| 55.26 | SY <text:s text:c="3"/>| <text:s text:c="2"/>22 |</text:p>
      <text:p text:style-name="P2">| <text:s text:c="3"/>9 | Rajesh | 81.93 | SY <text:s text:c="3"/>| <text:s text:c="2"/>22 |</text:p>
      <text:p text:style-name="P2">| <text:s text:c="2"/>10 | Raj <text:s text:c="3"/>| 71.34 | NULL <text:s/>| NULL |</text:p>
      <text:p text:style-name="P2">| <text:s text:c="2"/>11 | Ravi <text:s text:c="2"/>| 63.69 | NULL <text:s/>| NULL |</text:p>
      <text:p text:style-name="P2">+------+--------+-------+-------+------+</text:p>
      <text:p text:style-name="P2">6 rows in set (0.00 sec)</text:p>
      <text:p text:style-name="P2"/>
      <text:p text:style-name="P2">mysql&gt; insert into student values (1,'Pramod',-45.67,'TY',22);</text:p>
      <text:p text:style-name="P2">Query OK, 1 row affected (0.16 sec)</text:p>
      <text:p text:style-name="P2"/>
      <text:p text:style-name="P2">mysql&gt; select * from student;</text:p>
      <text:p text:style-name="P2">+------+--------+--------+-------+------+</text:p>
      <text:p text:style-name="P2">| roll | name <text:s text:c="2"/>| marks <text:s/>| class | age <text:s/>|</text:p>
      <text:p text:style-name="P2"><text:soft-page-break/>+------+--------+--------+-------+------+</text:p>
      <text:p text:style-name="P2">| <text:s text:c="3"/>2 | Vijaya | <text:s/>67.84 | TY <text:s text:c="3"/>| <text:s text:c="2"/>21 |</text:p>
      <text:p text:style-name="P2">| <text:s text:c="3"/>7 | Ashok <text:s/>| <text:s/>62.95 | SY <text:s text:c="3"/>| <text:s text:c="2"/>20 |</text:p>
      <text:p text:style-name="P2">| <text:s text:c="3"/>8 | Priya <text:s/>| <text:s/>55.26 | SY <text:s text:c="3"/>| <text:s text:c="2"/>22 |</text:p>
      <text:p text:style-name="P2">| <text:s text:c="3"/>9 | Rajesh | <text:s/>81.93 | SY <text:s text:c="3"/>| <text:s text:c="2"/>22 |</text:p>
      <text:p text:style-name="P2">| <text:s text:c="2"/>10 | Raj <text:s text:c="3"/>| <text:s/>71.34 | NULL <text:s/>| NULL |</text:p>
      <text:p text:style-name="P2">| <text:s text:c="2"/>11 | Ravi <text:s text:c="2"/>| <text:s/>63.69 | NULL <text:s/>| NULL |</text:p>
      <text:p text:style-name="P2">| <text:s text:c="3"/>1 | Pramod | -45.67 | TY <text:s text:c="3"/>| <text:s text:c="2"/>22 |</text:p>
      <text:p text:style-name="P2">+------+--------+--------+-------+------+</text:p>
      <text:p text:style-name="P2">7 rows in set (0.01 sec)</text:p>
      <text:p text:style-name="P2"/>
      <text:p text:style-name="P2">mysql&gt; delimiter &amp;&amp;</text:p>
      <text:p text:style-name="P2">mysql&gt; create trigger before_insert_student</text:p>
      <text:p text:style-name="P2"><text:s text:c="4"/>-&gt; before insert on student for each row</text:p>
      <text:p text:style-name="P2"><text:s text:c="4"/>-&gt; begin</text:p>
      <text:p text:style-name="P2"><text:s text:c="4"/>-&gt; if new.marks &lt; 0 then</text:p>
      <text:p text:style-name="P2"><text:s text:c="4"/>-&gt; <text:s text:c="3"/>set new.marks = abs(new.marks);</text:p>
      <text:p text:style-name="P2"><text:s text:c="4"/>-&gt; end if;</text:p>
      <text:p text:style-name="P2"><text:s text:c="4"/>-&gt; end &amp;&amp;</text:p>
      <text:p text:style-name="P2">Query OK, 0 rows affected (0.14 sec)</text:p>
      <text:p text:style-name="P2"/>
      <text:p text:style-name="P2">mysql&gt; delimiter ;</text:p>
      <text:p text:style-name="P2">mysql&gt; insert into student values (3,'Amod',-67.67,'TY',22);</text:p>
      <text:p text:style-name="P2">Query OK, 1 row affected (0.52 sec)</text:p>
      <text:p text:style-name="P2"/>
      <text:p text:style-name="P2">mysql&gt; select * from student;</text:p>
      <text:p text:style-name="P2">+------+--------+--------+-------+------+</text:p>
      <text:p text:style-name="P2">| roll | name <text:s text:c="2"/>| marks <text:s/>| class | age <text:s/>|</text:p>
      <text:p text:style-name="P2">+------+--------+--------+-------+------+</text:p>
      <text:p text:style-name="P2">| <text:s text:c="3"/>2 | Vijaya | <text:s/>67.84 | TY <text:s text:c="3"/>| <text:s text:c="2"/>21 |</text:p>
      <text:p text:style-name="P2">| <text:s text:c="3"/>7 | Ashok <text:s/>| <text:s/>62.95 | SY <text:s text:c="3"/>| <text:s text:c="2"/>20 |</text:p>
      <text:p text:style-name="P2">| <text:s text:c="3"/>8 | Priya <text:s/>| <text:s/>55.26 | SY <text:s text:c="3"/>| <text:s text:c="2"/>22 |</text:p>
      <text:p text:style-name="P2">| <text:s text:c="3"/>9 | Rajesh | <text:s/>81.93 | SY <text:s text:c="3"/>| <text:s text:c="2"/>22 |</text:p>
      <text:p text:style-name="P2">| <text:s text:c="2"/>10 | Raj <text:s text:c="3"/>| <text:s/>71.34 | NULL <text:s/>| NULL |</text:p>
      <text:p text:style-name="P2">| <text:s text:c="2"/>11 | Ravi <text:s text:c="2"/>| <text:s/>63.69 | NULL <text:s/>| NULL |</text:p>
      <text:p text:style-name="P2">| <text:s text:c="3"/>1 | Pramod | -45.67 | TY <text:s text:c="3"/>| <text:s text:c="2"/>22 |</text:p>
      <text:p text:style-name="P2">| <text:s text:c="3"/>3 | Amod <text:s text:c="2"/>| <text:s/>67.67 | TY <text:s text:c="3"/>| <text:s text:c="2"/>22 |</text:p>
      <text:p text:style-name="P2">+------+--------+--------+-------+------+</text:p>
      <text:p text:style-name="P2">8 rows in set (0.00 sec)</text:p>
      <text:p text:style-name="P2"/>
      <text:p text:style-name="P2">mysql&gt; delete from student where roll = 1;</text:p>
      <text:p text:style-name="P2">Query OK, 1 row affected (0.20 sec)</text:p>
      <text:p text:style-name="P2"/>
      <text:p text:style-name="P2">mysql&gt; </text:p>
      <text:p text:style-name="P2">mysql&gt; select * from student;</text:p>
      <text:p text:style-name="P2">+------+--------+-------+-------+------+</text:p>
      <text:p text:style-name="P2">| roll | name <text:s text:c="2"/>| marks | class | age <text:s/>|</text:p>
      <text:p text:style-name="P2">+------+--------+-------+-------+------+</text:p>
      <text:p text:style-name="P2">| <text:s text:c="3"/>2 | Vijaya | 67.84 | TY <text:s text:c="3"/>| <text:s text:c="2"/>21 |</text:p>
      <text:p text:style-name="P2">| <text:s text:c="3"/>7 | Ashok <text:s/>| 62.95 | SY <text:s text:c="3"/>| <text:s text:c="2"/>20 |</text:p>
      <text:p text:style-name="P2">| <text:s text:c="3"/>8 | Priya <text:s/>| 55.26 | SY <text:s text:c="3"/>| <text:s text:c="2"/>22 |</text:p>
      <text:p text:style-name="P2">| <text:s text:c="3"/>9 | Rajesh | 81.93 | SY <text:s text:c="3"/>| <text:s text:c="2"/>22 |</text:p>
      <text:p text:style-name="P2">| <text:s text:c="2"/>10 | Raj <text:s text:c="3"/>| 71.34 | NULL <text:s/>| NULL |</text:p>
      <text:p text:style-name="P2"><text:soft-page-break/>| <text:s text:c="2"/>11 | Ravi <text:s text:c="2"/>| 63.69 | NULL <text:s/>| NULL |</text:p>
      <text:p text:style-name="P2">| <text:s text:c="3"/>3 | Amod <text:s text:c="2"/>| 67.67 | TY <text:s text:c="3"/>| <text:s text:c="2"/>22 |</text:p>
      <text:p text:style-name="P2">+------+--------+-------+-------+------+</text:p>
      <text:p text:style-name="P2">7 rows in set (0.00 sec)</text:p>
      <text:p text:style-name="P2"/>
      <text:p text:style-name="P2">mysql&gt; delimiter &amp;&amp;</text:p>
      <text:p text:style-name="P2">mysql&gt; create trigger after_insert_student</text:p>
      <text:p text:style-name="P2"><text:s text:c="4"/>-&gt; after insert on student for each row</text:p>
      <text:p text:style-name="P2"><text:s text:c="4"/>-&gt; begin</text:p>
      <text:p text:style-name="P2"><text:s text:c="4"/>-&gt; if new.marks &lt; 0 then</text:p>
      <text:p text:style-name="P2"><text:s text:c="4"/>-&gt; <text:s text:c="2"/>update student set marks = abs(marks) where roll = new.roll;</text:p>
      <text:p text:style-name="P2"><text:s text:c="4"/>-&gt; end if;</text:p>
      <text:p text:style-name="P2"><text:s text:c="4"/>-&gt; end &amp;&amp;</text:p>
      <text:p text:style-name="P2">Query OK, 0 rows affected (0.24 sec)</text:p>
      <text:p text:style-name="P2"/>
      <text:p text:style-name="P2">mysql&gt; delimiter ;</text:p>
      <text:p text:style-name="P2">mysql&gt; drop trigger before_insert_student;</text:p>
      <text:p text:style-name="P2">Query OK, 0 rows affected (0.25 sec)</text:p>
      <text:p text:style-name="P2"/>
      <text:p text:style-name="P2">mysql&gt; </text:p>
      <text:p text:style-name="P2">mysql&gt; insert into student values (1,'Jaya',-63.28,'TY',21);</text:p>
      <text:p text:style-name="P2">ERROR 1442 (HY000): Can't update table 'student' in stored function/trigger because it is already used by statement which invoked this stored function/trigger.</text:p>
      <text:p text:style-name="P2">mysql&gt; ^DBye</text:p>
      <text:p text:style-name="P2">mitu@skillologies:~$ mysql -u root -p</text:p>
      <text:p text:style-name="P2">Enter password: </text:p>
      <text:p text:style-name="P2">Welcome to the MySQL monitor. <text:s/>Commands end with ; or \g.</text:p>
      <text:p text:style-name="P2">Your MySQL connection id is 11</text:p>
      <text:p text:style-name="P2">Server version: 8.0.34-0ubuntu0.20.04.1 (Ubuntu)</text:p>
      <text:p text:style-name="P2"/>
      <text:p text:style-name="P2">Copyright (c) 2000, 2023, Oracle and/or its affiliates.</text:p>
      <text:p text:style-name="P2"/>
      <text:p text:style-name="P2">Oracle is a registered trademark of Oracle Corporation and/or its</text:p>
      <text:p text:style-name="P2">affiliates. Other names may be trademarks of their respective</text:p>
      <text:p text:style-name="P2">owners.</text:p>
      <text:p text:style-name="P2"/>
      <text:p text:style-name="P2">Type 'help;' or '\h' for help. Type '\c' to clear the current input statement.</text:p>
      <text:p text:style-name="P2"/>
      <text:p text:style-name="P2">mysql&gt; </text:p>
      <text:p text:style-name="P2">mysql&gt; use pgdac;</text:p>
      <text:p text:style-name="P2">Reading table information for completion of table and column names</text:p>
      <text:p text:style-name="P2">You can turn off this feature to get a quicker startup with -A</text:p>
      <text:p text:style-name="P2"/>
      <text:p text:style-name="P2">Database changed</text:p>
      <text:p text:style-name="P2">mysql&gt; insert into student values (1,'Jaya',-63.28,'TY',21);</text:p>
      <text:p text:style-name="P2">ERROR 1442 (HY000): Can't update table 'student' in stored function/trigger because it is already used by statement which invoked this stored function/trigger.</text:p>
      <text:p text:style-name="P2">mysql&gt; drop trigger before_insert_student;</text:p>
      <text:p text:style-name="P2">ERROR 1360 (HY000): Trigger does not exist</text:p>
      <text:p text:style-name="P2"><text:soft-page-break/>mysql&gt; show tables;</text:p>
      <text:p text:style-name="P2">+-----------------+</text:p>
      <text:p text:style-name="P2">| Tables_in_pgdac |</text:p>
      <text:p text:style-name="P2">+-----------------+</text:p>
      <text:p text:style-name="P2">| final_data <text:s text:c="5"/>|</text:p>
      <text:p text:style-name="P2">| stud1 <text:s text:c="10"/>|</text:p>
      <text:p text:style-name="P2">| stud2 <text:s text:c="10"/>|</text:p>
      <text:p text:style-name="P2">| stud3 <text:s text:c="10"/>|</text:p>
      <text:p text:style-name="P2">| stud4 <text:s text:c="10"/>|</text:p>
      <text:p text:style-name="P2">| stud5 <text:s text:c="10"/>|</text:p>
      <text:p text:style-name="P2">| stud6 <text:s text:c="10"/>|</text:p>
      <text:p text:style-name="P2">| stud_view <text:s text:c="6"/>|</text:p>
      <text:p text:style-name="P2">| student <text:s text:c="8"/>|</text:p>
      <text:p text:style-name="P2">| student1 <text:s text:c="7"/>|</text:p>
      <text:p text:style-name="P2">| student2 <text:s text:c="7"/>|</text:p>
      <text:p text:style-name="P2">| student3 <text:s text:c="7"/>|</text:p>
      <text:p text:style-name="P2">| temp <text:s text:c="11"/>|</text:p>
      <text:p text:style-name="P2">| times <text:s text:c="10"/>|</text:p>
      <text:p text:style-name="P2">+-----------------+</text:p>
      <text:p text:style-name="P2">14 rows in set (0.00 sec)</text:p>
      <text:p text:style-name="P2"/>
      <text:p text:style-name="P2">mysql&gt; </text:p>
      <text:p text:style-name="P2">mysql&gt; select * from stud1;</text:p>
      <text:p text:style-name="P2">ERROR 1812 (HY000): Tablespace is missing for table `pgdac`.`stud1`.</text:p>
      <text:p text:style-name="P2">mysql&gt; select * from stud2;</text:p>
      <text:p text:style-name="P2">+------+-------+------+</text:p>
      <text:p text:style-name="P2">| roll | class | age <text:s/>|</text:p>
      <text:p text:style-name="P2">+------+-------+------+</text:p>
      <text:p text:style-name="P2">| <text:s text:c="3"/>3 | TY <text:s text:c="3"/>| <text:s text:c="2"/>23 |</text:p>
      <text:p text:style-name="P2">| <text:s text:c="3"/>4 | SY <text:s text:c="3"/>| <text:s text:c="2"/>20 |</text:p>
      <text:p text:style-name="P2">| <text:s text:c="3"/>5 | FY <text:s text:c="3"/>| <text:s text:c="2"/>19 |</text:p>
      <text:p text:style-name="P2">| <text:s text:c="3"/>6 | TY <text:s text:c="3"/>| <text:s text:c="2"/>22 |</text:p>
      <text:p text:style-name="P2">+------+-------+------+</text:p>
      <text:p text:style-name="P2">4 rows in set (0.00 sec)</text:p>
      <text:p text:style-name="P2"/>
      <text:p text:style-name="P2">mysql&gt; select * from stud3;</text:p>
      <text:p text:style-name="P2">+------+--------+-------+</text:p>
      <text:p text:style-name="P2">| roll | name <text:s text:c="2"/>| marks |</text:p>
      <text:p text:style-name="P2">+------+--------+-------+</text:p>
      <text:p text:style-name="P2">| <text:s text:c="3"/>2 | Alisha | 72.34 |</text:p>
      <text:p text:style-name="P2">| <text:s text:c="3"/>4 | Rima <text:s text:c="2"/>| 72.45 |</text:p>
      <text:p text:style-name="P2">| <text:s text:c="3"/>6 | Riya <text:s text:c="2"/>| 65.34 |</text:p>
      <text:p text:style-name="P2">+------+--------+-------+</text:p>
      <text:p text:style-name="P2">3 rows in set (0.00 sec)</text:p>
      <text:p text:style-name="P2"/>
      <text:p text:style-name="P2">mysql&gt; delimiter &amp;&amp;</text:p>
      <text:p text:style-name="P2">mysql&gt; create trigger after_insert_stud3</text:p>
      <text:p text:style-name="P2"><text:s text:c="4"/>-&gt; after insert on stud3 for each row</text:p>
      <text:p text:style-name="P2"><text:s text:c="4"/>-&gt; begin</text:p>
      <text:p text:style-name="P2"><text:s text:c="4"/>-&gt; if new.marks &lt; 0 then</text:p>
      <text:p text:style-name="P2"><text:s text:c="4"/>-&gt; <text:s text:c="2"/>update stud3 set marks = abs(marks) where roll = new.roll;</text:p>
      <text:p text:style-name="P2"><text:soft-page-break/><text:s text:c="4"/>-&gt; end if;</text:p>
      <text:p text:style-name="P2"><text:s text:c="4"/>-&gt; end &amp;&amp;</text:p>
      <text:p text:style-name="P2">Query OK, 0 rows affected (0.24 sec)</text:p>
      <text:p text:style-name="P2"/>
      <text:p text:style-name="P2">mysql&gt; delimiter ;</text:p>
      <text:p text:style-name="P2">mysql&gt; insert into stud3 values(1,'Jaya',-57.89);</text:p>
      <text:p text:style-name="P2">ERROR 1442 (HY000): Can't update table 'stud3' in stored function/trigger because it is already used by statement which invoked this stored function/trigger.</text:p>
      <text:p text:style-name="P2">mysql&gt; create trigger before_insert_stud3;</text:p>
      <text:p text:style-name="P2">ERROR 1064 (42000): You have an error in your SQL syntax; check the manual that corresponds to your MySQL server version for the right syntax to use near '' at line 1</text:p>
      <text:p text:style-name="P2">mysql&gt; create trigger after_insert_stud3;</text:p>
      <text:p text:style-name="P2">ERROR 1064 (42000): You have an error in your SQL syntax; check the manual that corresponds to your MySQL server version for the right syntax to use near '' at line 1</text:p>
      <text:p text:style-name="P2">mysql&gt; drop trigger after_insert_stud3;</text:p>
      <text:p text:style-name="P2">Query OK, 0 rows affected (0.21 sec)</text:p>
      <text:p text:style-name="P2"/>
      <text:p text:style-name="P2">mysql&gt; </text:p>
      <text:p text:style-name="P2">mysql&gt; delimiter &amp;&amp;</text:p>
      <text:p text:style-name="P2">mysql&gt; create trigger after_insert_stud3</text:p>
      <text:p text:style-name="P2"><text:s text:c="4"/>-&gt; after insert on stud3 for each row</text:p>
      <text:p text:style-name="P2"><text:s text:c="4"/>-&gt; begin</text:p>
      <text:p text:style-name="P2"><text:s text:c="4"/>-&gt; if new.marks &lt; 0 then</text:p>
      <text:p text:style-name="P2"><text:s text:c="4"/>-&gt; <text:s text:c="2"/>update stud3 set marks = abs(marks) where marks &lt; 0;</text:p>
      <text:p text:style-name="P2"><text:s text:c="4"/>-&gt; end if;</text:p>
      <text:p text:style-name="P2"><text:s text:c="4"/>-&gt; end &amp;&amp;</text:p>
      <text:p text:style-name="P2">Query OK, 0 rows affected (1.64 sec)</text:p>
      <text:p text:style-name="P2"/>
      <text:p text:style-name="P2">mysql&gt; delimiter ;</text:p>
      <text:p text:style-name="P2">mysql&gt; insert into stud3 values(1,'Jaya',-57.89);</text:p>
      <text:p text:style-name="P2">ERROR 1442 (HY000): Can't update table 'stud3' in stored function/trigger because it is already used by statement which invoked this stored function/trigger.</text:p>
      <text:p text:style-name="P2">mysql&gt; create trigger after_insert_student;</text:p>
      <text:p text:style-name="P2">ERROR 1064 (42000): You have an error in your SQL syntax; check the manual that corresponds to your MySQL server version for the right syntax to use near '' at line 1</text:p>
      <text:p text:style-name="P2">mysql&gt; drop trigger after_insert_student;</text:p>
      <text:p text:style-name="P2">Query OK, 0 rows affected (0.11 sec)</text:p>
      <text:p text:style-name="P2"/>
      <text:p text:style-name="P2">mysql&gt; </text:p>
      <text:p text:style-name="P2">mysql&gt; delimiter &amp;&amp;</text:p>
      <text:p text:style-name="P2">mysql&gt; create trigger after_insert_student1</text:p>
      <text:p text:style-name="P2"><text:s text:c="4"/>-&gt; after insert on student for each row</text:p>
      <text:p text:style-name="P2"><text:s text:c="4"/>-&gt; begin</text:p>
      <text:p text:style-name="P2"><text:s text:c="4"/>-&gt; if (new.marks &gt; 100 or new.marks &lt; 0) then</text:p>
      <text:p text:style-name="P2"><text:s text:c="4"/>-&gt; <text:s text:c="2"/>update student set marks=40 where marks not between 0 and 100; </text:p>
      <text:p text:style-name="P2"><text:s text:c="4"/>-&gt; end if;</text:p>
      <text:p text:style-name="P2"><text:s text:c="4"/>-&gt; end &amp;&amp;</text:p>
      <text:p text:style-name="P2"><text:soft-page-break/>Query OK, 0 rows affected (0.25 sec)</text:p>
      <text:p text:style-name="P2"/>
      <text:p text:style-name="P2">mysql&gt; delimiter ;</text:p>
      <text:p text:style-name="P2">mysql&gt; end if;insert into student values (1,'Jaya',-63.28,'TY',21);</text:p>
      <text:p text:style-name="P2">ERROR 1064 (42000): You have an error in your SQL syntax; check the manual that corresponds to your MySQL server version for the right syntax to use near 'end if' at line 1</text:p>
      <text:p text:style-name="P2">ERROR 1442 (HY000): Can't update table 'student' in stored function/trigger because it is already used by statement which invoked this stored function/trigger.</text:p>
      <text:p text:style-name="P2">mysql&gt; insert into student values (1,'Jaya',-63.28,'TY',21);</text:p>
      <text:p text:style-name="P2">ERROR 1442 (HY000): Can't update table 'student' in stored function/trigger because it is already used by statement which invoked this stored function/trigger.</text:p>
      <text:p text:style-name="P2">mysql&gt; </text:p>
      <text:p text:style-name="P2">mysql&gt; create table product1</text:p>
      <text:p text:style-name="P2"><text:s text:c="4"/>-&gt; (prod_id int,</text:p>
      <text:p text:style-name="P2"><text:s text:c="4"/>-&gt; cost float,</text:p>
      <text:p text:style-name="P2"><text:s text:c="4"/>-&gt; qty int);</text:p>
      <text:p text:style-name="P2">Query OK, 0 rows affected (0.63 sec)</text:p>
      <text:p text:style-name="P2"/>
      <text:p text:style-name="P2">mysql&gt; create table product2</text:p>
      <text:p text:style-name="P2"><text:s text:c="4"/>-&gt; (prod_id int,</text:p>
      <text:p text:style-name="P2"><text:s text:c="4"/>-&gt; total_cost float);</text:p>
      <text:p text:style-name="P2">Query OK, 0 rows affected (0.69 sec)</text:p>
      <text:p text:style-name="P2"/>
      <text:p text:style-name="P2">mysql&gt; </text:p>
      <text:p text:style-name="P2"/>
      <text:p text:style-name="P2"/>
      <text:p text:style-name="P2"/>
      <text:p text:style-name="P2"/>
      <text:p text:style-name="P2"/>
      <text:p text:style-name="P2"/>
      <text:p text:style-name="P2">mysql&gt; desc product1;</text:p>
      <text:p text:style-name="P2">+---------+-------+------+-----+---------+-------+</text:p>
      <text:p text:style-name="P2">| Field <text:s text:c="2"/>| Type <text:s/>| Null | Key | Default | Extra |</text:p>
      <text:p text:style-name="P2">+---------+-------+------+-----+---------+-------+</text:p>
      <text:p text:style-name="P2">| prod_id | int <text:s text:c="2"/>| YES <text:s/>| <text:s text:c="4"/>| NULL <text:s text:c="3"/>| <text:s text:c="6"/>|</text:p>
      <text:p text:style-name="P2">| cost <text:s text:c="3"/>| float | YES <text:s/>| <text:s text:c="4"/>| NULL <text:s text:c="3"/>| <text:s text:c="6"/>|</text:p>
      <text:p text:style-name="P2">| qty <text:s text:c="4"/>| int <text:s text:c="2"/>| YES <text:s/>| <text:s text:c="4"/>| NULL <text:s text:c="3"/>| <text:s text:c="6"/>|</text:p>
      <text:p text:style-name="P2">+---------+-------+------+-----+---------+-------+</text:p>
      <text:p text:style-name="P2">3 rows in set (0.01 sec)</text:p>
      <text:p text:style-name="P2"/>
      <text:p text:style-name="P2">mysql&gt; desc product2;</text:p>
      <text:p text:style-name="P2">+------------+-------+------+-----+---------+-------+</text:p>
      <text:p text:style-name="P2">| Field <text:s text:c="5"/>| Type <text:s/>| Null | Key | Default | Extra |</text:p>
      <text:p text:style-name="P2">+------------+-------+------+-----+---------+-------+</text:p>
      <text:p text:style-name="P2">| prod_id <text:s text:c="3"/>| int <text:s text:c="2"/>| YES <text:s/>| <text:s text:c="4"/>| NULL <text:s text:c="3"/>| <text:s text:c="6"/>|</text:p>
      <text:p text:style-name="P2">| total_cost | float | YES <text:s/>| <text:s text:c="4"/>| NULL <text:s text:c="3"/>| <text:s text:c="6"/>|</text:p>
      <text:p text:style-name="P2">+------------+-------+------+-----+---------+-------+</text:p>
      <text:p text:style-name="P2">2 rows in set (0.00 sec)</text:p>
      <text:p text:style-name="P2"/>
      <text:p text:style-name="P2"><text:soft-page-break/>mysql&gt; </text:p>
      <text:p text:style-name="P2">mysql&gt; select * from product1;</text:p>
      <text:p text:style-name="P2">Empty set (0.01 sec)</text:p>
      <text:p text:style-name="P2"/>
      <text:p text:style-name="P2">mysql&gt; select * from product2;</text:p>
      <text:p text:style-name="P2">Empty set (0.00 sec)</text:p>
      <text:p text:style-name="P2"/>
      <text:p text:style-name="P2">mysql&gt; insert into product1 values(100, 5000, 2);</text:p>
      <text:p text:style-name="P2">Query OK, 1 row affected (0.16 sec)</text:p>
      <text:p text:style-name="P2"/>
      <text:p text:style-name="P2">mysql&gt; select * from product1;</text:p>
      <text:p text:style-name="P2">+---------+------+------+</text:p>
      <text:p text:style-name="P2">| prod_id | cost | qty <text:s/>|</text:p>
      <text:p text:style-name="P2">+---------+------+------+</text:p>
      <text:p text:style-name="P2">| <text:s text:c="4"/>100 | 5000 | <text:s text:c="3"/>2 |</text:p>
      <text:p text:style-name="P2">+---------+------+------+</text:p>
      <text:p text:style-name="P2">1 row in set (0.00 sec)</text:p>
      <text:p text:style-name="P2"/>
      <text:p text:style-name="P2">mysql&gt; select * from product2;</text:p>
      <text:p text:style-name="P2">Empty set (0.01 sec)</text:p>
      <text:p text:style-name="P2"/>
      <text:p text:style-name="P2">mysql&gt; delete from product1;</text:p>
      <text:p text:style-name="P2">Query OK, 1 row affected (0.17 sec)</text:p>
      <text:p text:style-name="P2"/>
      <text:p text:style-name="P2">mysql&gt; </text:p>
      <text:p text:style-name="P2">mysql&gt; delimiter &amp;&amp;</text:p>
      <text:p text:style-name="P2">mysql&gt; create trigger after_insert_product1</text:p>
      <text:p text:style-name="P2"><text:s text:c="4"/>-&gt; after insert on product1 for each row</text:p>
      <text:p text:style-name="P2"><text:s text:c="4"/>-&gt; begin</text:p>
      <text:p text:style-name="P2"><text:s text:c="4"/>-&gt; insert into product2 values (new.prod_id, (new.cost*new.qty)*1.18);</text:p>
      <text:p text:style-name="P2"><text:s text:c="4"/>-&gt; end &amp;&amp;</text:p>
      <text:p text:style-name="P2">Query OK, 0 rows affected (0.47 sec)</text:p>
      <text:p text:style-name="P2"/>
      <text:p text:style-name="P2">mysql&gt; delimiter ;</text:p>
      <text:p text:style-name="P2">mysql&gt;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ysql&gt; insert into product1 values(100, 5000, 2);</text:p>
      <text:p text:style-name="P2">Query OK, 1 row affected (0.19 sec)</text:p>
      <text:p text:style-name="P2"/>
      <text:p text:style-name="P2">mysql&gt; select * from product1;</text:p>
      <text:p text:style-name="P2">+---------+------+------+</text:p>
      <text:p text:style-name="P2">| prod_id | cost | qty <text:s/>|</text:p>
      <text:p text:style-name="P2">+---------+------+------+</text:p>
      <text:p text:style-name="P2">| <text:s text:c="4"/>100 | 5000 | <text:s text:c="3"/>2 |</text:p>
      <text:p text:style-name="P2">+---------+------+------+</text:p>
      <text:p text:style-name="P2">1 row in set (0.00 sec)</text:p>
      <text:p text:style-name="P2"><text:soft-page-break/></text:p>
      <text:p text:style-name="P2">mysql&gt; select * from product2;</text:p>
      <text:p text:style-name="P2">+---------+------------+</text:p>
      <text:p text:style-name="P2">| prod_id | total_cost |</text:p>
      <text:p text:style-name="P2">+---------+------------+</text:p>
      <text:p text:style-name="P2">| <text:s text:c="4"/>100 | <text:s text:c="5"/>11800 |</text:p>
      <text:p text:style-name="P2">+---------+------------+</text:p>
      <text:p text:style-name="P2">1 row in set (0.00 sec)</text:p>
      <text:p text:style-name="P2"/>
      <text:p text:style-name="P2">mysql&gt; insert into product1 values(101, 12000, 5);</text:p>
      <text:p text:style-name="P2">Query OK, 1 row affected (0.17 sec)</text:p>
      <text:p text:style-name="P2"/>
      <text:p text:style-name="P2">mysql&gt; select * from product1;</text:p>
      <text:p text:style-name="P2">+---------+-------+------+</text:p>
      <text:p text:style-name="P2">| prod_id | cost <text:s/>| qty <text:s/>|</text:p>
      <text:p text:style-name="P2">+---------+-------+------+</text:p>
      <text:p text:style-name="P2">| <text:s text:c="4"/>100 | <text:s/>5000 | <text:s text:c="3"/>2 |</text:p>
      <text:p text:style-name="P2">| <text:s text:c="4"/>101 | 12000 | <text:s text:c="3"/>5 |</text:p>
      <text:p text:style-name="P2">+---------+-------+------+</text:p>
      <text:p text:style-name="P2">2 rows in set (0.00 sec)</text:p>
      <text:p text:style-name="P2"/>
      <text:p text:style-name="P2">mysql&gt; select * from product2;</text:p>
      <text:p text:style-name="P2">+---------+------------+</text:p>
      <text:p text:style-name="P2">| prod_id | total_cost |</text:p>
      <text:p text:style-name="P2">+---------+------------+</text:p>
      <text:p text:style-name="P2">| <text:s text:c="4"/>100 | <text:s text:c="5"/>11800 |</text:p>
      <text:p text:style-name="P2">| <text:s text:c="4"/>101 | <text:s text:c="5"/>70800 |</text:p>
      <text:p text:style-name="P2">+---------+------------+</text:p>
      <text:p text:style-name="P2">2 rows in set (0.00 sec)</text:p>
      <text:p text:style-name="P2"/>
      <text:p text:style-name="P2">mysql&gt; </text:p>
      <text:p text:style-name="P2">mysql&gt; create table logdata</text:p>
      <text:p text:style-name="P2"><text:s text:c="4"/>-&gt; (who varchar(15),</text:p>
      <text:p text:style-name="P2"><text:s text:c="4"/>-&gt; when datetime,</text:p>
      <text:p text:style-name="P2"><text:s text:c="4"/>-&gt; val_before varchar(20),</text:p>
      <text:p text:style-name="P2"><text:s text:c="4"/>-&gt; val_after varchar(20));</text:p>
      <text:p text:style-name="P2">ERROR 1064 (42000): You have an error in your SQL syntax; check the manual that corresponds to your MySQL server version for the right syntax to use near 'when datetime,</text:p>
      <text:p text:style-name="P2">val_before varchar(20),</text:p>
      <text:p text:style-name="P2">val_after varchar(20))' at line 3</text:p>
      <text:p text:style-name="P2">mysql&gt;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ysql&gt; create table logdata (who varchar(15), timing datetime, val_before varchar(20), val_after varchar(20));</text:p>
      <text:p text:style-name="P2">Query OK, 0 rows affected (0.80 sec)</text:p>
      <text:p text:style-name="P2"/>
      <text:p text:style-name="P2"><text:soft-page-break/>mysql&gt; select * from logdata;</text:p>
      <text:p text:style-name="P2">Empty set (0.00 sec)</text:p>
      <text:p text:style-name="P2"/>
      <text:p text:style-name="P2">mysql&gt; desc logdata;</text:p>
      <text:p text:style-name="P2">+------------+-------------+------+-----+---------+-------+</text:p>
      <text:p text:style-name="P2">| Field <text:s text:c="5"/>| Type <text:s text:c="7"/>| Null | Key | Default | Extra |</text:p>
      <text:p text:style-name="P2">+------------+-------------+------+-----+---------+-------+</text:p>
      <text:p text:style-name="P2">| who <text:s text:c="7"/>| varchar(15) | YES <text:s/>| <text:s text:c="4"/>| NULL <text:s text:c="3"/>| <text:s text:c="6"/>|</text:p>
      <text:p text:style-name="P2">| timing <text:s text:c="4"/>| datetime <text:s text:c="3"/>| YES <text:s/>| <text:s text:c="4"/>| NULL <text:s text:c="3"/>| <text:s text:c="6"/>|</text:p>
      <text:p text:style-name="P2">| val_before | varchar(20) | YES <text:s/>| <text:s text:c="4"/>| NULL <text:s text:c="3"/>| <text:s text:c="6"/>|</text:p>
      <text:p text:style-name="P2">| val_after <text:s/>| varchar(20) | YES <text:s/>| <text:s text:c="4"/>| NULL <text:s text:c="3"/>| <text:s text:c="6"/>|</text:p>
      <text:p text:style-name="P2">+------------+-------------+------+-----+---------+-------+</text:p>
      <text:p text:style-name="P2">4 rows in set (0.01 sec)</text:p>
      <text:p text:style-name="P2"/>
      <text:p text:style-name="P2">mysql&gt; select user();</text:p>
      <text:p text:style-name="P2">+----------------+</text:p>
      <text:p text:style-name="P2">| user() <text:s text:c="8"/>|</text:p>
      <text:p text:style-name="P2">+----------------+</text:p>
      <text:p text:style-name="P2">| root@localhost |</text:p>
      <text:p text:style-name="P2">+----------------+</text:p>
      <text:p text:style-name="P2">1 row in set (0.00 sec)</text:p>
      <text:p text:style-name="P2"/>
      <text:p text:style-name="P2">mysql&gt; select now();</text:p>
      <text:p text:style-name="P2">+---------------------+</text:p>
      <text:p text:style-name="P2">| now() <text:s text:c="14"/>|</text:p>
      <text:p text:style-name="P2">+---------------------+</text:p>
      <text:p text:style-name="P2">| 2023-10-04 20:20:17 |</text:p>
      <text:p text:style-name="P2">+---------------------+</text:p>
      <text:p text:style-name="P2">1 row in set (0.00 sec)</text:p>
      <text:p text:style-name="P2"/>
      <text:p text:style-name="P2">mysql&gt; </text:p>
      <text:p text:style-name="P2">mysql&gt; drop table logdata;</text:p>
      <text:p text:style-name="P2">Query OK, 0 rows affected (1.37 sec)</text:p>
      <text:p text:style-name="P2"/>
      <text:p text:style-name="P2">mysql&gt; create table logdata (who varchar(15), timing datetime, val_before float, val_after float);</text:p>
      <text:p text:style-name="P2">Query OK, 0 rows affected (0.92 sec)</text:p>
      <text:p text:style-name="P2"/>
      <text:p text:style-name="P2">mysql&gt; desc logdata;</text:p>
      <text:p text:style-name="P2">+------------+-------------+------+-----+---------+-------+</text:p>
      <text:p text:style-name="P2">| Field <text:s text:c="5"/>| Type <text:s text:c="7"/>| Null | Key | Default | Extra |</text:p>
      <text:p text:style-name="P2">+------------+-------------+------+-----+---------+-------+</text:p>
      <text:p text:style-name="P2">| who <text:s text:c="7"/>| varchar(15) | YES <text:s/>| <text:s text:c="4"/>| NULL <text:s text:c="3"/>| <text:s text:c="6"/>|</text:p>
      <text:p text:style-name="P2">| timing <text:s text:c="4"/>| datetime <text:s text:c="3"/>| YES <text:s/>| <text:s text:c="4"/>| NULL <text:s text:c="3"/>| <text:s text:c="6"/>|</text:p>
      <text:p text:style-name="P2">| val_before | float <text:s text:c="6"/>| YES <text:s/>| <text:s text:c="4"/>| NULL <text:s text:c="3"/>| <text:s text:c="6"/>|</text:p>
      <text:p text:style-name="P2">| val_after <text:s/>| float <text:s text:c="6"/>| YES <text:s/>| <text:s text:c="4"/>| NULL <text:s text:c="3"/>| <text:s text:c="6"/>|</text:p>
      <text:p text:style-name="P2">+------------+-------------+------+-----+---------+-------+</text:p>
      <text:p text:style-name="P2">4 rows in set (0.01 sec)</text:p>
      <text:p text:style-name="P2"/>
      <text:p text:style-name="P2">mysql&gt; </text:p>
      <text:p text:style-name="P2">mysql&gt; delimiter &amp;&amp;</text:p>
      <text:p text:style-name="P2">mysql&gt; create trigger after_update_student</text:p>
      <text:p text:style-name="P2"><text:s text:c="4"/>-&gt; after update on student for each row</text:p>
      <text:p text:style-name="P2"><text:soft-page-break/><text:s text:c="4"/>-&gt; begin</text:p>
      <text:p text:style-name="P2"><text:s text:c="4"/>-&gt; insert into logdata values (user(), now(), old.marks, new.marks);</text:p>
      <text:p text:style-name="P2"><text:s text:c="4"/>-&gt; end &amp;&amp;</text:p>
      <text:p text:style-name="P2">Query OK, 0 rows affected (0.22 sec)</text:p>
      <text:p text:style-name="P2"/>
      <text:p text:style-name="P2">mysql&gt; delimiter ;</text:p>
      <text:p text:style-name="P2">mysql&gt; select * from logdata;</text:p>
      <text:p text:style-name="P2">Empty set (0.00 sec)</text:p>
      <text:p text:style-name="P2"/>
      <text:p text:style-name="P2">mysql&gt; select * from student;</text:p>
      <text:p text:style-name="P2">+------+--------+-------+-------+------+</text:p>
      <text:p text:style-name="P2">| roll | name <text:s text:c="2"/>| marks | class | age <text:s/>|</text:p>
      <text:p text:style-name="P2">+------+--------+-------+-------+------+</text:p>
      <text:p text:style-name="P2">| <text:s text:c="3"/>2 | Vijaya | 67.84 | TY <text:s text:c="3"/>| <text:s text:c="2"/>21 |</text:p>
      <text:p text:style-name="P2">| <text:s text:c="3"/>7 | Ashok <text:s/>| 62.95 | SY <text:s text:c="3"/>| <text:s text:c="2"/>20 |</text:p>
      <text:p text:style-name="P2">| <text:s text:c="3"/>8 | Priya <text:s/>| 55.26 | SY <text:s text:c="3"/>| <text:s text:c="2"/>22 |</text:p>
      <text:p text:style-name="P2">| <text:s text:c="3"/>9 | Rajesh | 81.93 | SY <text:s text:c="3"/>| <text:s text:c="2"/>22 |</text:p>
      <text:p text:style-name="P2">| <text:s text:c="2"/>10 | Raj <text:s text:c="3"/>| 71.34 | NULL <text:s/>| NULL |</text:p>
      <text:p text:style-name="P2">| <text:s text:c="2"/>11 | Ravi <text:s text:c="2"/>| 63.69 | NULL <text:s/>| NULL |</text:p>
      <text:p text:style-name="P2">| <text:s text:c="3"/>3 | Amod <text:s text:c="2"/>| 67.67 | TY <text:s text:c="3"/>| <text:s text:c="2"/>22 |</text:p>
      <text:p text:style-name="P2">+------+--------+-------+-------+------+</text:p>
      <text:p text:style-name="P2">7 rows in set (0.00 sec)</text:p>
      <text:p text:style-name="P2"/>
      <text:p text:style-name="P2">mysql&gt; update student set marks = 65.26 where roll = 8;</text:p>
      <text:p text:style-name="P2">Query OK, 1 row affected (0.29 sec)</text:p>
      <text:p text:style-name="P2">Rows matched: 1 <text:s/>Changed: 1 <text:s/>Warnings: 0</text:p>
      <text:p text:style-name="P2"/>
      <text:p text:style-name="P2">mysql&gt; select * from student;</text:p>
      <text:p text:style-name="P2">+------+--------+-------+-------+------+</text:p>
      <text:p text:style-name="P2">| roll | name <text:s text:c="2"/>| marks | class | age <text:s/>|</text:p>
      <text:p text:style-name="P2">+------+--------+-------+-------+------+</text:p>
      <text:p text:style-name="P2">| <text:s text:c="3"/>2 | Vijaya | 67.84 | TY <text:s text:c="3"/>| <text:s text:c="2"/>21 |</text:p>
      <text:p text:style-name="P2">| <text:s text:c="3"/>7 | Ashok <text:s/>| 62.95 | SY <text:s text:c="3"/>| <text:s text:c="2"/>20 |</text:p>
      <text:p text:style-name="P2">| <text:s text:c="3"/>8 | Priya <text:s/>| 65.26 | SY <text:s text:c="3"/>| <text:s text:c="2"/>22 |</text:p>
      <text:p text:style-name="P2">| <text:s text:c="3"/>9 | Rajesh | 81.93 | SY <text:s text:c="3"/>| <text:s text:c="2"/>22 |</text:p>
      <text:p text:style-name="P2">| <text:s text:c="2"/>10 | Raj <text:s text:c="3"/>| 71.34 | NULL <text:s/>| NULL |</text:p>
      <text:p text:style-name="P2">| <text:s text:c="2"/>11 | Ravi <text:s text:c="2"/>| 63.69 | NULL <text:s/>| NULL |</text:p>
      <text:p text:style-name="P2">| <text:s text:c="3"/>3 | Amod <text:s text:c="2"/>| 67.67 | TY <text:s text:c="3"/>| <text:s text:c="2"/>22 |</text:p>
      <text:p text:style-name="P2">+------+--------+-------+-------+------+</text:p>
      <text:p text:style-name="P2">7 rows in set (0.00 sec)</text:p>
      <text:p text:style-name="P2"/>
      <text:p text:style-name="P2">mysql&gt; select * from logdata;</text:p>
      <text:p text:style-name="P2">+----------------+---------------------+------------+-----------+</text:p>
      <text:p text:style-name="P2">| who <text:s text:c="11"/>| timing <text:s text:c="13"/>| val_before | val_after |</text:p>
      <text:p text:style-name="P2">+----------------+---------------------+------------+-----------+</text:p>
      <text:p text:style-name="P2">| root@localhost | 2023-10-04 20:25:41 | <text:s text:c="5"/>55.26 | <text:s text:c="4"/>65.26 |</text:p>
      <text:p text:style-name="P2">+----------------+---------------------+------------+-----------+</text:p>
      <text:p text:style-name="P2">1 row in set (0.00 sec)</text:p>
      <text:p text:style-name="P2"/>
      <text:p text:style-name="P2">mysql&gt; update student set marks = 45.78 where roll = 3;</text:p>
      <text:p text:style-name="P2">Query OK, 1 row affected (0.15 sec)</text:p>
      <text:p text:style-name="P2">Rows matched: 1 <text:s/>Changed: 1 <text:s/>Warnings: 0</text:p>
      <text:p text:style-name="P2"><text:soft-page-break/></text:p>
      <text:p text:style-name="P2">mysql&gt; select * from logdata;</text:p>
      <text:p text:style-name="P2">+----------------+---------------------+------------+-----------+</text:p>
      <text:p text:style-name="P2">| who <text:s text:c="11"/>| timing <text:s text:c="13"/>| val_before | val_after |</text:p>
      <text:p text:style-name="P2">+----------------+---------------------+------------+-----------+</text:p>
      <text:p text:style-name="P2">| root@localhost | 2023-10-04 20:25:41 | <text:s text:c="5"/>55.26 | <text:s text:c="4"/>65.26 |</text:p>
      <text:p text:style-name="P2">| root@localhost | 2023-10-04 20:27:44 | <text:s text:c="5"/>67.67 | <text:s text:c="4"/>45.78 |</text:p>
      <text:p text:style-name="P2">+----------------+---------------------+------------+-----------+</text:p>
      <text:p text:style-name="P2">2 rows in set (0.00 sec)</text:p>
      <text:p text:style-name="P2"/>
      <text:p text:style-name="P2">mysql&gt; </text:p>
      <text:p text:style-name="P2">mysql&gt; delimiter &amp;&amp;</text:p>
      <text:p text:style-name="P2">mysql&gt; create trigger after_delete_student</text:p>
      <text:p text:style-name="P2"><text:s text:c="4"/>-&gt; after delete on student for each row</text:p>
      <text:p text:style-name="P2"><text:s text:c="4"/>-&gt; begin</text:p>
      <text:p text:style-name="P2"><text:s text:c="4"/>-&gt; set @log = concat('Last deleted roll:',old.roll);</text:p>
      <text:p text:style-name="P2"><text:s text:c="4"/>-&gt; end &amp;&amp;</text:p>
      <text:p text:style-name="P2">ERROR 1359 (HY000): Trigger already exists</text:p>
      <text:p text:style-name="P2">mysql&gt; drop trigger after_delete_student;</text:p>
      <text:p text:style-name="P2"><text:s text:c="4"/>-&gt; ;</text:p>
      <text:p text:style-name="P2"><text:s text:c="4"/>-&gt; &amp;&amp;</text:p>
      <text:p text:style-name="P2">Query OK, 0 rows affected (0.45 sec)</text:p>
      <text:p text:style-name="P2"/>
      <text:p text:style-name="P2">mysql&gt; </text:p>
      <text:p text:style-name="P2"/>
      <text:p text:style-name="P2"/>
      <text:p text:style-name="P2"/>
      <text:p text:style-name="P2"/>
      <text:p text:style-name="P2"/>
      <text:p text:style-name="P2">mysql&gt; delimiter ;</text:p>
      <text:p text:style-name="P2">mysql&gt;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ysql&gt; delimiter &amp;&amp;</text:p>
      <text:p text:style-name="P2">mysql&gt; create trigger after_delete_student</text:p>
      <text:p text:style-name="P2"><text:s text:c="4"/>-&gt; after delete on student for each row</text:p>
      <text:p text:style-name="P2"><text:s text:c="4"/>-&gt; begin</text:p>
      <text:p text:style-name="P2"><text:s text:c="4"/>-&gt; set @log = concat('Last deleted roll:',old.roll);</text:p>
      <text:p text:style-name="P2"><text:s text:c="4"/>-&gt; end &amp;&amp;</text:p>
      <text:p text:style-name="P2"><text:soft-page-break/>Query OK, 0 rows affected (0.27 sec)</text:p>
      <text:p text:style-name="P2"/>
      <text:p text:style-name="P2">mysql&gt; delimiter ;</text:p>
      <text:p text:style-name="P2">mysql&gt; select * from student;</text:p>
      <text:p text:style-name="P2">+------+--------+-------+-------+------+</text:p>
      <text:p text:style-name="P2">| roll | name <text:s text:c="2"/>| marks | class | age <text:s/>|</text:p>
      <text:p text:style-name="P2">+------+--------+-------+-------+------+</text:p>
      <text:p text:style-name="P2">| <text:s text:c="3"/>2 | Vijaya | 67.84 | TY <text:s text:c="3"/>| <text:s text:c="2"/>21 |</text:p>
      <text:p text:style-name="P2">| <text:s text:c="3"/>7 | Ashok <text:s/>| 62.95 | SY <text:s text:c="3"/>| <text:s text:c="2"/>20 |</text:p>
      <text:p text:style-name="P2">| <text:s text:c="3"/>8 | Priya <text:s/>| 65.26 | SY <text:s text:c="3"/>| <text:s text:c="2"/>22 |</text:p>
      <text:p text:style-name="P2">| <text:s text:c="3"/>9 | Rajesh | 81.93 | SY <text:s text:c="3"/>| <text:s text:c="2"/>22 |</text:p>
      <text:p text:style-name="P2">| <text:s text:c="2"/>10 | Raj <text:s text:c="3"/>| 71.34 | NULL <text:s/>| NULL |</text:p>
      <text:p text:style-name="P2">| <text:s text:c="2"/>11 | Ravi <text:s text:c="2"/>| 63.69 | NULL <text:s/>| NULL |</text:p>
      <text:p text:style-name="P2">| <text:s text:c="3"/>3 | Amod <text:s text:c="2"/>| 45.78 | TY <text:s text:c="3"/>| <text:s text:c="2"/>22 |</text:p>
      <text:p text:style-name="P2">+------+--------+-------+-------+------+</text:p>
      <text:p text:style-name="P2">7 rows in set (0.00 sec)</text:p>
      <text:p text:style-name="P2"/>
      <text:p text:style-name="P2">mysql&gt; delete from student where roll = 10;</text:p>
      <text:p text:style-name="P2">Query OK, 1 row affected (0.79 sec)</text:p>
      <text:p text:style-name="P2"/>
      <text:p text:style-name="P2">mysql&gt; select * from student;</text:p>
      <text:p text:style-name="P2">+------+--------+-------+-------+------+</text:p>
      <text:p text:style-name="P2">| roll | name <text:s text:c="2"/>| marks | class | age <text:s/>|</text:p>
      <text:p text:style-name="P2">+------+--------+-------+-------+------+</text:p>
      <text:p text:style-name="P2">| <text:s text:c="3"/>2 | Vijaya | 67.84 | TY <text:s text:c="3"/>| <text:s text:c="2"/>21 |</text:p>
      <text:p text:style-name="P2">| <text:s text:c="3"/>7 | Ashok <text:s/>| 62.95 | SY <text:s text:c="3"/>| <text:s text:c="2"/>20 |</text:p>
      <text:p text:style-name="P2">| <text:s text:c="3"/>8 | Priya <text:s/>| 65.26 | SY <text:s text:c="3"/>| <text:s text:c="2"/>22 |</text:p>
      <text:p text:style-name="P2">| <text:s text:c="3"/>9 | Rajesh | 81.93 | SY <text:s text:c="3"/>| <text:s text:c="2"/>22 |</text:p>
      <text:p text:style-name="P2">| <text:s text:c="2"/>11 | Ravi <text:s text:c="2"/>| 63.69 | NULL <text:s/>| NULL |</text:p>
      <text:p text:style-name="P2">| <text:s text:c="3"/>3 | Amod <text:s text:c="2"/>| 45.78 | TY <text:s text:c="3"/>| <text:s text:c="2"/>22 |</text:p>
      <text:p text:style-name="P2">+------+--------+-------+-------+------+</text:p>
      <text:p text:style-name="P2">6 rows in set (0.00 sec)</text:p>
      <text:p text:style-name="P2"/>
      <text:p text:style-name="P2">mysql&gt; select @log;</text:p>
      <text:p text:style-name="P2">+----------------------+</text:p>
      <text:p text:style-name="P2">| @log <text:s text:c="16"/>|</text:p>
      <text:p text:style-name="P2">+----------------------+</text:p>
      <text:p text:style-name="P2">| Last deleted roll:10 |</text:p>
      <text:p text:style-name="P2">+----------------------+</text:p>
      <text:p text:style-name="P2">1 row in set (0.00 sec)</text:p>
      <text:p text:style-name="P2"/>
      <text:p text:style-name="P2">mysql&gt; show triggers;</text:p>
      <text:p text:style-name="P2">+-----------------------+--------+----------+-------------------------------------------------------------------------------------------------------------------------------+--------+------------------------+-----------------------------------------------------------------------------------------------------------------------+----------------+----------------------+----------------------+--------------------+</text:p>
      <text:p text:style-name="P2">| Trigger <text:s text:c="14"/>| Event <text:s/>| Table <text:s text:c="3"/>| Statement <text:s text:c="116"/>| Timing | Created <text:s text:c="15"/>| sql_mode <text:s text:c="109"/><text:soft-page-break/>| Definer <text:s text:c="7"/>| character_set_client | collation_connection | Database Collation |</text:p>
      <text:p text:style-name="P2">+-----------------------+--------+----------+-------------------------------------------------------------------------------------------------------------------------------+--------+------------------------+-----------------------------------------------------------------------------------------------------------------------+----------------+----------------------+----------------------+--------------------+</text:p>
      <text:p text:style-name="P2">| after_insert_product1 | INSERT | product1 | begin</text:p>
      <text:p text:style-name="P2">insert into product2 values (new.prod_id, (new.cost*new.qty)*1.18);</text:p>
      <text:p text:style-name="P2">end <text:s text:c="48"/>| AFTER <text:s/>| 2023-10-04 20:12:00.49 | ONLY_FULL_GROUP_BY,STRICT_TRANS_TABLES,NO_ZERO_IN_DATE,NO_ZERO_DATE,ERROR_FOR_DIVISION_BY_ZERO,NO_ENGINE_SUBSTITUTION | root@localhost | utf8mb4 <text:s text:c="13"/>| utf8mb4_0900_ai_ci <text:s text:c="2"/>| utf8mb4_0900_ai_ci |</text:p>
      <text:p text:style-name="P2">| after_insert_stud3 <text:s text:c="3"/>| INSERT | stud3 <text:s text:c="3"/>| begin</text:p>
      <text:p text:style-name="P2">if new.marks &lt; 0 then</text:p>
      <text:p text:style-name="P2"><text:s text:c="2"/>update stud3 set marks = abs(marks) where marks &lt; 0;</text:p>
      <text:p text:style-name="P2">end if;</text:p>
      <text:p text:style-name="P2">end <text:s text:c="31"/>| AFTER <text:s/>| 2023-10-04 19:58:27.12 | ONLY_FULL_GROUP_BY,STRICT_TRANS_TABLES,NO_ZERO_IN_DATE,NO_ZERO_DATE,ERROR_FOR_DIVISION_BY_ZERO,NO_ENGINE_SUBSTITUTION | root@localhost | utf8mb4 <text:s text:c="13"/>| utf8mb4_0900_ai_ci <text:s text:c="2"/>| utf8mb4_0900_ai_ci |</text:p>
      <text:p text:style-name="P2">| after_insert_student1 | INSERT | student <text:s/>| begin</text:p>
      <text:p text:style-name="P2">if (new.marks &gt; 100 or new.marks &lt; 0) then</text:p>
      <text:p text:style-name="P2"><text:s text:c="2"/>update student set marks=40 where marks not between 0 and 100;</text:p>
      <text:p text:style-name="P2">end if;</text:p>
      <text:p text:style-name="P2">end | AFTER <text:s/>| 2023-10-04 19:59:15.22 | ONLY_FULL_GROUP_BY,STRICT_TRANS_TABLES,NO_ZERO_IN_DATE,NO_ZERO_DATE,ERROR_FOR_DIVISION_BY_ZERO,NO_ENGINE_SUBSTITUTION | root@localhost | utf8mb4 <text:s text:c="13"/>| utf8mb4_0900_ai_ci <text:s text:c="2"/>| utf8mb4_0900_ai_ci |</text:p>
      <text:p text:style-name="P2">| after_update_student <text:s/>| UPDATE | student <text:s/>| begin</text:p>
      <text:p text:style-name="P2">insert into logdata values (user(), now(), old.marks, new.marks);</text:p>
      <text:p text:style-name="P2">end <text:s text:c="50"/>| AFTER <text:s/>| 2023-10-04 20:24:39.51 | ONLY_FULL_GROUP_BY,STRICT_TRANS_TABLES,NO_ZERO_IN_DATE,NO_ZERO_DATE,ERROR_FOR_DIVISION_BY_ZERO,NO_ENGINE_SUBSTITUTION | root@localhost | utf8mb4 <text:s text:c="13"/>| utf8mb4_0900_ai_ci <text:s text:c="2"/>| utf8mb4_0900_ai_ci |</text:p>
      <text:p text:style-name="P2">| after_delete_student <text:s/>| DELETE | student <text:s/>| begin</text:p>
      <text:p text:style-name="P2">set @log = concat('Last deleted roll:',old.roll);</text:p>
      <text:p text:style-name="P2">end <text:s text:c="66"/>| AFTER <text:s/>| 2023-10-04 20:41:11.27 | ONLY_FULL_GROUP_BY,STRICT_TRANS_TABLES,NO_ZERO_IN_DATE,NO_ZERO_DATE,ERROR_FOR_DIVISION_BY_ZERO,NO_ENGINE_SUBSTITUTION | <text:soft-page-break/>root@localhost | utf8mb4 <text:s text:c="13"/>| utf8mb4_0900_ai_ci <text:s text:c="2"/>| utf8mb4_0900_ai_ci |</text:p>
      <text:p text:style-name="P2">+-----------------------+--------+----------+-------------------------------------------------------------------------------------------------------------------------------+--------+------------------------+-----------------------------------------------------------------------------------------------------------------------+----------------+----------------------+----------------------+--------------------+</text:p>
      <text:p text:style-name="P2">5 rows in set (0.01 sec)</text:p>
      <text:p text:style-name="P2"/>
      <text:p text:style-name="P2">mysql&gt; show procedures;</text:p>
      <text:p text:style-name="P2">ERROR 1064 (42000): You have an error in your SQL syntax; check the manual that corresponds to your MySQL server version for the right syntax to use near 'procedures' at line 1</text:p>
      <text:p text:style-name="P2">mysql&gt;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07:56:46.337795124</meta:creation-date>
    <dc:date>2023-10-05T07:57:04.929446376</dc:date>
    <meta:editing-duration>PT19S</meta:editing-duration>
    <meta:editing-cycles>1</meta:editing-cycles>
    <meta:document-statistic meta:table-count="0" meta:image-count="0" meta:object-count="0" meta:page-count="21" meta:paragraph-count="803" meta:word-count="4904" meta:character-count="30099" meta:non-whitespace-character-count="23660"/>
    <meta:generator>LibreOffice/7.4.1.2$Linux_X86_64 LibreOffice_project/3c58a8f3a960df8bc8fd77b461821e42c061c5f0</meta:generator>
  </office:meta>
</office:document-meta>
</file>